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dea:</text:span></text:p>
      <text:p text:style-name="P1"><text:span text:style-name="T1">Cronómetro</text:span></text:p>
      <text:p text:style-name="P1"><text:span text:style-name="T1"/></text:p>
      <text:p text:style-name="P1"><text:span text:style-name="T1">Elementos (por ahora):</text:span></text:p>
      <text:p text:style-name="P1"><text:span text:style-name="T1">Arduino Uno o similar: El microcontrolador que será el cerebro del proyecto.</text:span></text:p>
      <text:p text:style-name="P1"><text:span text:style-name="T1"/></text:p>
      <text:p text:style-name="P1"><text:span text:style-name="T1">Pantalla LCD 16x2: Para mostrar el tiempo en formato digital.</text:span></text:p>
      <text:p text:style-name="P1"><text:span text:style-name="T1"/></text:p>
      <text:p text:style-name="P1"><text:span text:style-name="T1">Potenciómetro: Para ajustar el contraste y la visibilidad de la pantalla LCD.</text:span></text:p>
      <text:p text:style-name="P1"><text:span text:style-name="T1"/></text:p>
      <text:p text:style-name="P1"><text:span text:style-name="T1">Botones (uno o varios): Para iniciar, detener y reiniciar el cronómetro.</text:span></text:p>
      <text:p text:style-name="P1"><text:span text:style-name="T1"/></text:p>
      <text:p text:style-name="P1"><text:span text:style-name="T1">Resistencias (generalmente de 220 ohmios): Para limitar la corriente que fluye a través de los botones y el contraste de la pantalla LCD.</text:span></text:p>
      <text:p text:style-name="P1"><text:span text:style-name="T1"/></text:p>
      <text:p text:style-name="P1"><text:span text:style-name="T1">Cables de conexión: Para conectar todos los componentes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